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 - в контексте "Wordpress Разработка Плагинов"</text:p>
      <text:p text:style-name="Standard">ChatGPT</text:p>
      <text:p text:style-name="P1">ChatGPT</text:p>
      <text:p text:style-name="Text_20_body">Конечно, вот список тем, которые стоит изучить для понимания разработки плагинов для Wordpress:</text:p>
      <text:list xml:id="list5564673741729120527" text:style-name="L1">
        <text:list-item>
          <text:p text:style-name="P2"><text:span text:style-name="Strong_20_Emphasis">Язык программирования PHP:</text:span></text:p>
          <text:list>
            <text:list-item>
              <text:p text:style-name="P3">Синтаксис PHP</text:p>
            </text:list-item>
            <text:list-item>
              <text:p text:style-name="P3">Работа с переменными, массивами и функциями</text:p>
            </text:list-item>
            <text:list-item>
              <text:p text:style-name="P3">ООП в PHP</text:p>
            </text:list-item>
            <text:list-item>
              <text:p text:style-name="P3">Работа с файлами и каталогами</text:p>
            </text:list-item>
          </text:list>
        </text:list-item>
        <text:list-item>
          <text:p text:style-name="P2"><text:span text:style-name="Strong_20_Emphasis">API Wordpress:</text:span></text:p>
          <text:list>
            <text:list-item>
              <text:p text:style-name="P3">Хуки и фильтры Wordpress</text:p>
            </text:list-item>
            <text:list-item>
              <text:p text:style-name="P3">Функции работы с базой данных (WP_Query, wpdb)</text:p>
            </text:list-item>
            <text:list-item>
              <text:p text:style-name="P3">Функции работы с контентом (записи, страницы, пользовательские типы записей)</text:p>
            </text:list-item>
            <text:list-item>
              <text:p text:style-name="P3">Работа с настройками (add_options_page, register_setting)</text:p>
            </text:list-item>
          </text:list>
        </text:list-item>
        <text:list-item>
          <text:p text:style-name="P2"><text:span text:style-name="Strong_20_Emphasis">Разработка пользовательского интерфейса:</text:span></text:p>
          <text:list>
            <text:list-item>
              <text:p text:style-name="P3">Использование HTML, CSS, JavaScript</text:p>
            </text:list-item>
            <text:list-item>
              <text:p text:style-name="P3">AJAX в Wordpress</text:p>
            </text:list-item>
            <text:list-item>
              <text:p text:style-name="P3">Создание административных страниц и форм</text:p>
            </text:list-item>
          </text:list>
        </text:list-item>
        <text:list-item>
          <text:p text:style-name="P2"><text:span text:style-name="Strong_20_Emphasis">Безопасность:</text:span></text:p>
          <text:list>
            <text:list-item>
              <text:p text:style-name="P3">Предотвращение уязвимостей XSS, CSRF, SQL-инъекций</text:p>
            </text:list-item>
            <text:list-item>
              <text:p text:style-name="P3">Правильное использование функций проверки прав доступа (capabilities)</text:p>
            </text:list-item>
          </text:list>
        </text:list-item>
        <text:list-item>
          <text:p text:style-name="P2"><text:span text:style-name="Strong_20_Emphasis">Оптимизация и производительность:</text:span></text:p>
          <text:list>
            <text:list-item>
              <text:p text:style-name="P3">Кэширование запросов</text:p>
            </text:list-item>
            <text:list-item>
              <text:p text:style-name="P3">Оптимизация загрузки ресурсов (изображения, стили, скрипты)</text:p>
            </text:list-item>
            <text:list-item>
              <text:p text:style-name="P3">Использование правильных инструментов для разработки</text:p>
            </text:list-item>
          </text:list>
        </text:list-item>
        <text:list-item>
          <text:p text:style-name="P2"><text:span text:style-name="Strong_20_Emphasis">Документация и отладка:</text:span></text:p>
          <text:list>
            <text:list-item>
              <text:p text:style-name="P3">Написание комментариев в коде</text:p>
            </text:list-item>
            <text:list-item>
              <text:p text:style-name="P3">Использование отладочных инструментов (например, Xdebug)</text:p>
            </text:list-item>
            <text:list-item>
              <text:p text:style-name="P3">Тестирование плагина на различных конфигурациях Wordpress</text:p>
            </text:list-item>
          </text:list>
        </text:list-item>
        <text:list-item>
          <text:p text:style-name="P2"><text:span text:style-name="Strong_20_Emphasis">Работа с API сторонних сервисов:</text:span></text:p>
          <text:list>
            <text:list-item>
              <text:p text:style-name="P3">Интеграция с API сторонних сервисов (например, социальные сети, платежные системы)</text:p>
            </text:list-item>
            <text:list-item>
              <text:p text:style-name="P3">Обработка ответов и отправка запросов через API</text:p>
            </text:list-item>
          </text:list>
        </text:list-item>
        <text:list-item>
          <text:p text:style-name="P2"><text:span text:style-name="Strong_20_Emphasis">Документация и распространение:</text:span></text:p>
          <text:list>
            <text:list-item>
              <text:p text:style-name="P3">Написание подробной документации к плагину</text:p>
            </text:list-item>
            <text:list-item>
              <text:p text:style-name="P2">Публикация плагина в официальном репозитории Wordpress или других площадках</text:p>
            </text:list-item>
          </text:list>
        </text:list-item>
      </text:list>
      <text:p text:style-name="Text_20_body">Эти темы позволят вам получить полное представление о разработке плагинов для Wordpress и уверенно создавать собственные расширения для этой платфор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3:07:39.82</dc:date>
    <meta:document-statistic meta:table-count="0" meta:image-count="0" meta:object-count="0" meta:page-count="1" meta:paragraph-count="36" meta:word-count="232" meta:character-count="1661"/>
    <dc:creator>Dima Wide</dc:creator>
    <meta:user-defined meta:name="Info 1"/>
    <meta:user-defined meta:name="Info 2"/>
    <meta:user-defined meta:name="Info 3"/>
    <meta:user-defined meta:name="Info 4"/>
  </office:meta>
</office:document-meta>
</file>